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E0000007C0B9F1BF3D5CFDD86.png" manifest:media-type="image/png"/>
  <manifest:file-entry manifest:full-path="Pictures/10000B9200001D8600000CC8D6B84EAFDC177506.svg" manifest:media-type="image/svg+xml"/>
  <manifest:file-entry manifest:full-path="Pictures/10000201000003F20000034D359A5E4DF84EF958.png" manifest:media-type="image/png"/>
  <manifest:file-entry manifest:full-path="Pictures/10000201000000C7000000C6B090F73D4CD297A8.png" manifest:media-type="image/png"/>
  <manifest:file-entry manifest:full-path="Pictures/10001BA50000149E000014761E348F5C8C3310C5.svg" manifest:media-type="image/svg+xml"/>
  <manifest:file-entry manifest:full-path="Pictures/10000201000001900000012C3DC762C83BC7EC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opacity="0%" draw:textarea-horizontal-align="justify" draw:textarea-vertical-align="middle" draw:auto-grow-height="false" fo:min-height="4.068cm" fo:min-width="12.2cm" draw:shadow-opacity="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11.942cm" fo:min-width="22.233cm" draw:shadow-opacity="0%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26cm" svg:height="4.445cm" svg:x="17.553cm" svg:y="5.588cm">
          <draw:image xlink:href="Pictures/10000201000001900000012C3DC762C83BC7EC1F.png" xlink:type="simple" xlink:show="embed" xlink:actuate="onLoad" loext:mime-type="image/png">
            <text:p/>
          </draw:image>
        </draw:frame>
        <draw:frame draw:style-name="gr2" draw:text-style-name="P2" draw:layer="layout" svg:width="2.549cm" svg:height="2.53cm" svg:x="12.802cm" svg:y="6.545cm">
          <draw:image xlink:href="Pictures/10001BA50000149E000014761E348F5C8C3310C5.svg" xlink:type="simple" xlink:show="embed" xlink:actuate="onLoad" loext:mime-type="image/svg+xml">
            <text:p text:style-name="P1"><text:span text:style-name="T1">Backplane</text:span></text:p>
          </draw:image>
          <draw:image xlink:href="Pictures/10000201000000C7000000C6B090F73D4CD297A8.png" xlink:type="simple" xlink:show="embed" xlink:actuate="onLoad" loext:mime-type="image/png"/>
        </draw:frame>
        <draw:frame draw:style-name="gr1" draw:text-style-name="P1" draw:layer="layout" svg:width="5.198cm" svg:height="4.349cm" svg:x="4.819cm" svg:y="5.636cm">
          <draw:image xlink:href="Pictures/10000201000003F20000034D359A5E4DF84EF958.png" xlink:type="simple" xlink:show="embed" xlink:actuate="onLoad" loext:mime-type="image/png">
            <text:p/>
          </draw:image>
        </draw:frame>
        <draw:custom-shape draw:style-name="gr3" draw:text-style-name="P3" draw:layer="layout" svg:width="12.7cm" svg:height="4.318cm" svg:x="11.795cm" svg:y="5.69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2.389cm" svg:height="1.673cm" svg:x="11.979cm" svg:y="10.884cm">
          <draw:text-box>
            <text:p>Raspberry Pi/RoboHAT Running rhdemo.</text:p>
          </draw:text-box>
        </draw:frame>
        <draw:frame draw:style-name="gr5" draw:text-style-name="P4" draw:layer="layout" svg:width="5.679cm" svg:height="1.673cm" svg:x="4.556cm" svg:y="10.557cm">
          <draw:text-box>
            <text:p>GUI Running on</text:p>
            <text:p>Remote Computer</text:p>
          </draw:text-box>
        </draw:frame>
        <draw:custom-shape draw:style-name="gr6" draw:text-style-name="P3" draw:layer="layout" svg:width="22.733cm" svg:height="12.192cm" svg:x="2.651cm" svg:y="3.032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137cm" svg:height="0.492cm" svg:x="10.25cm" svg:y="7.731cm">
          <draw:image xlink:href="Pictures/10000B9200001D8600000CC8D6B84EAFDC177506.svg" xlink:type="simple" xlink:show="embed" xlink:actuate="onLoad" loext:mime-type="image/svg+xml">
            <text:p/>
          </draw:image>
          <draw:image xlink:href="Pictures/100002010000011E0000007C0B9F1BF3D5CFDD86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0:37:17.852038357</meta:creation-date>
    <dc:date>2020-09-02T11:19:13.597987151</dc:date>
    <meta:editing-duration>PT31M14S</meta:editing-duration>
    <meta:editing-cycles>2</meta:editing-cycles>
    <meta:generator>LibreOffice/6.4.5.2$Linux_X86_64 LibreOffice_project/40$Build-2</meta:generator>
    <meta:document-statistic meta:object-count="8"/>
  </office:meta>
</office:document-meta>
</file>